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3.66pt"/>
    </style:style>
    <style:style style:name="co2" style:family="table-column">
      <style:table-column-properties fo:break-before="auto" style:column-width="57.09pt"/>
    </style:style>
    <style:style style:name="co3" style:family="table-column">
      <style:table-column-properties fo:break-before="auto" style:column-width="25.71pt"/>
    </style:style>
    <style:style style:name="co4" style:family="table-column">
      <style:table-column-properties fo:break-before="auto" style:column-width="29.14pt"/>
    </style:style>
    <style:style style:name="co5" style:family="table-column">
      <style:table-column-properties fo:break-before="auto" style:column-width="53.1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ro4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b0c7dd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ackground-color="#d5a0a0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25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125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 style:data-style-name="N129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129">
      <style:table-cell-properties fo:border-bottom="none" fo:border-left="0.06pt solid #000000" fo:border-right="none" fo:border-top="0.06pt solid #000000"/>
    </style:style>
    <style:style style:name="ce12" style:family="table-cell" style:parent-style-name="Default" style:data-style-name="N129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 style:data-style-name="N129">
      <style:table-cell-properties fo:border="none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style:font-name-asian="WenQuanYi Micro Hei" style:font-name-complex="Lohit Devanagari"/>
    </style:style>
    <style:style style:name="ce18" style:family="table-cell" style:parent-style-name="Default" style:data-style-name="N125">
      <style:table-cell-properties fo:border-bottom="none" fo:border-left="0.06pt solid #000000" fo:border-right="none" fo:border-top="0.06pt solid #000000"/>
    </style:style>
    <style:style style:name="ce19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20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21" style:family="table-cell" style:parent-style-name="Default" style:data-style-name="N125">
      <style:table-cell-properties fo:border="none"/>
    </style:style>
    <style:style style:name="ce22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  <style:text-properties style:font-name-asian="WenQuanYi Micro Hei" style:font-name-complex="Lohit Devanagari"/>
    </style:style>
    <style:style style:name="ce23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4" style:family="table-cell" style:parent-style-name="Default" style:data-style-name="N125"/>
    <style:style style:name="ce25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26" style:family="table-cell" style:parent-style-name="Default" style:data-style-name="N125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font-name-asian="WenQuanYi Micro Hei" style:font-name-complex="Lohit Devanagari"/>
    </style:style>
    <style:style style:name="ce27" style:family="table-cell" style:parent-style-name="Default" style:data-style-name="N125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28" style:family="table-cell" style:parent-style-name="Default" style:data-style-name="N129">
      <style:table-cell-properties fo:border-bottom="none" fo:border-left="none" fo:border-right="0.06pt solid #000000" fo:border-top="0.06pt solid #000000"/>
    </style:style>
    <style:style style:name="ce29" style:family="table-cell" style:parent-style-name="Default" style:data-style-name="N129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34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36" style:family="table-cell" style:parent-style-name="Default" style:data-style-name="N125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9" style:family="table-cell" style:parent-style-name="Default">
      <style:table-cell-properties fo:border-bottom="none" fo:border-left="0.06pt solid #000000" fo:border-right="0.06pt solid #000000" fo:border-top="none"/>
    </style:style>
    <style:style style:name="ce4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1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42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43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44" style:family="table-cell" style:parent-style-name="Default">
      <style:table-cell-properties fo:border-bottom="none" fo:border-left="none" fo:border-right="none" fo:border-top="0.06pt solid #000000"/>
    </style:style>
    <style:style style:name="ce45" style:family="table-cell" style:parent-style-name="Default">
      <style:table-cell-properties fo:border-bottom="0.06pt solid #000000" fo:border-left="none" fo:border-right="none" fo:border-top="none"/>
    </style:style>
    <style:style style:name="ce46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47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48" style:family="table-cell" style:parent-style-name="Default" style:data-style-name="N125">
      <style:table-cell-properties fo:border-bottom="none" fo:border-left="none" fo:border-right="none" fo:border-top="0.74pt solid #00000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50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font-name="Liberation Sans" style:font-name-asian="WenQuanYi Micro Hei" style:font-name-complex="Lohit Devanagari"/>
    </style:style>
    <style:style style:name="ce51" style:family="table-cell" style:parent-style-name="Default">
      <style:text-properties fo:color="#666666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666666"/>
    </style:style>
    <style:style style:name="ce53" style:family="table-cell" style:parent-style-name="Default">
      <style:table-cell-properties fo:border-bottom="0.06pt solid #808080" fo:border-left="0.06pt solid #808080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54" style:family="table-cell" style:parent-style-name="Default" style:data-style-name="N125">
      <style:table-cell-properties fo:border-bottom="0.06pt solid #808080" fo:border-left="0.06pt solid #808080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55" style:family="table-cell" style:parent-style-name="Default" style:data-style-name="N125">
      <style:table-cell-properties fo:border-bottom="0.06pt solid #808080" fo:border-left="0.06pt solid #808080" fo:border-right="none" fo:border-top="0.06pt solid #808080"/>
      <style:text-properties fo:color="#666666"/>
    </style:style>
    <style:style style:name="ce56" style:family="table-cell" style:parent-style-name="Default" style:data-style-name="N125">
      <style:table-cell-properties fo:border-bottom="0.06pt solid #000000" fo:border-left="none" fo:border-right="none" fo:border-top="0.06pt solid #000000"/>
    </style:style>
    <style:style style:name="ce57" style:family="table-cell" style:parent-style-name="Default">
      <style:text-properties style:use-window-font-color="true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/>
    </style:style>
    <style:style style:name="ce59" style:family="table-cell" style:parent-style-name="Default">
      <style:table-cell-properties fo:border-bottom="0.06pt solid #808080" fo:border-left="none" fo:border-right="none" fo:border-top="0.06pt solid #808080"/>
      <style:text-properties fo:color="#666666"/>
    </style:style>
    <style:style style:name="ce60" style:family="table-cell" style:parent-style-name="Default" style:data-style-name="N125">
      <style:table-cell-properties fo:border-bottom="0.06pt solid #808080" fo:border-left="none" fo:border-right="none" fo:border-top="0.06pt solid #808080"/>
      <style:text-properties fo:color="#666666"/>
    </style:style>
    <style:style style:name="ce61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ce62" style:family="table-cell" style:parent-style-name="Default">
      <style:table-cell-properties fo:border-bottom="0.06pt solid #808080" fo:border-left="none" fo:border-right="0.06pt solid #808080" fo:border-top="0.06pt solid #808080"/>
      <style:text-properties fo:color="#666666"/>
    </style:style>
    <style:style style:name="ce63" style:family="table-cell" style:parent-style-name="Default" style:data-style-name="N125">
      <style:table-cell-properties fo:border-bottom="0.06pt solid #808080" fo:border-left="none" fo:border-right="0.06pt solid #808080" fo:border-top="0.06pt solid #808080"/>
      <style:text-properties fo:color="#666666"/>
    </style:style>
    <style:style style:name="ce64" style:family="table-cell" style:parent-style-name="Default">
      <style:table-cell-properties fo:border-bottom="0.06pt solid #808080" fo:border-left="none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666666" style:font-name-asian="WenQuanYi Micro Hei" style:font-name-complex="Lohit Devanagari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WenQuanYi Micro Hei" style:font-name-complex="Lohit Devanagari"/>
    </style:style>
    <style:style style:name="T3" style:family="text">
      <style:text-properties style:font-name="Liberation Sans" style:font-name-asian="WenQuanYi Micro Hei" style:font-name-complex="Lohit Devanagari" style:text-position="sub"/>
    </style:style>
    <style:style style:name="T4" style:family="text">
      <style:text-properties style:text-position="su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19"/>
        <table:table-column table:style-name="co2" table:default-cell-style-name="ce33"/>
        <table:table-column table:style-name="co4" table:default-cell-style-name="ce21"/>
        <table:table-column table:style-name="co2" table:default-cell-style-name="ce41"/>
        <table:table-column table:style-name="co4" table:default-cell-style-name="ce24"/>
        <table:table-column table:style-name="co2" table:default-cell-style-name="ce19"/>
        <table:table-column table:style-name="co2" table:default-cell-style-name="ce24"/>
        <table:table-column table:style-name="co2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style-name="ce1" table:formula="of:=ROUND(RAND() * 20 - 10) / 10" office:value-type="float" office:value="-0.1" calcext:value-type="float">
            <text:p>-0.1</text:p>
          </table:table-cell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8" table:number-rows-spanned="1">
            <text:p>FORWARD</text:p>
          </table:table-cell>
          <table:covered-table-cell table:number-columns-repeated="2"/>
          <table:covered-table-cell table:number-columns-repeated="7" table:style-name="Default"/>
          <table:covered-table-cell table:number-columns-repeated="8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8" table:number-rows-spanned="1">
            <text:p>Left-to-Right</text:p>
          </table:table-cell>
          <table:covered-table-cell table:number-columns-repeated="6" table:style-name="Default"/>
          <table:covered-table-cell/>
          <table:table-cell table:number-columns-repeated="7"/>
        </table:table-row>
        <table:table-row table:style-name="ro2">
          <table:table-cell table:number-columns-repeated="3"/>
          <table:table-cell table:style-name="ce10" office:value-type="string" calcext:value-type="string" table:number-columns-spanned="2" table:number-rows-spanned="1">
            <text:p>W</text:p>
          </table:table-cell>
          <table:covered-table-cell table:style-name="ce10"/>
          <table:table-cell table:style-name="ce10"/>
          <table:table-cell table:style-name="ce37" office:value-type="string" calcext:value-type="string">
            <text:p>B</text:p>
          </table:table-cell>
          <table:table-cell table:style-name="ce37"/>
          <table:table-cell table:style-name="ce10" office:value-type="string" calcext:value-type="string" table:number-columns-spanned="3" table:number-rows-spanned="1">
            <text:p>W<text:span text:style-name="T4">rec</text:span></text:p>
          </table:table-cell>
          <table:covered-table-cell table:style-name="Default"/>
          <table:covered-table-cell/>
          <table:table-cell table:number-columns-repeated="7"/>
        </table:table-row>
        <table:table-row table:style-name="ro1">
          <table:table-cell table:number-columns-repeated="3"/>
          <table:table-cell table:style-name="ce11" office:value-type="float" office:value="-0.9" calcext:value-type="float">
            <text:p>-0.9</text:p>
          </table:table-cell>
          <table:table-cell table:style-name="ce28" office:value-type="float" office:value="0.4" calcext:value-type="float">
            <text:p>0.4</text:p>
          </table:table-cell>
          <table:table-cell table:style-name="ce14"/>
          <table:table-cell table:style-name="ce38" office:value-type="float" office:value="0.4" calcext:value-type="float">
            <text:p>0.4</text:p>
          </table:table-cell>
          <table:table-cell table:style-name="Default"/>
          <table:table-cell table:style-name="ce15" office:value-type="float" office:value="0.1" calcext:value-type="float">
            <text:p>0.1</text:p>
          </table:table-cell>
          <table:table-cell table:style-name="ce44" office:value-type="float" office:value="0.9" calcext:value-type="float">
            <text:p>0.9</text:p>
          </table:table-cell>
          <table:table-cell table:style-name="ce31" office:value-type="float" office:value="-0.5" calcext:value-type="float">
            <text:p>-0.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 table:number-columns-spanned="2" table:number-rows-spanned="1">
            <text:p>Input sequence</text:p>
          </table:table-cell>
          <table:covered-table-cell/>
          <table:table-cell table:style-name="ce1"/>
          <table:table-cell table:style-name="ce12" office:value-type="float" office:value="0.7" calcext:value-type="float">
            <text:p>0.7</text:p>
          </table:table-cell>
          <table:table-cell table:style-name="ce29" office:value-type="float" office:value="-1" calcext:value-type="float">
            <text:p>-1.0</text:p>
          </table:table-cell>
          <table:table-cell table:style-name="ce14"/>
          <table:table-cell table:style-name="ce39" office:value-type="float" office:value="-0.3" calcext:value-type="float">
            <text:p>-0.3</text:p>
          </table:table-cell>
          <table:table-cell table:style-name="Default"/>
          <table:table-cell table:style-name="ce16" office:value-type="float" office:value="-0.6" calcext:value-type="float">
            <text:p>-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ce32" office:value-type="float" office:value="0.7" calcext:value-type="float">
            <text:p>0.7</text:p>
          </table:table-cell>
          <table:table-cell/>
          <table:table-cell table:style-name="ce3" office:value-type="string" calcext:value-type="string" table:number-columns-spanned="3" table:number-rows-spanned="1">
            <text:p>L2R sequence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R2L sequence</text:p>
          </table:table-cell>
          <table:covered-table-cell table:number-columns-repeated="2"/>
        </table:table-row>
        <table:table-row table:style-name="ro1">
          <table:table-cell table:style-name="ce4" office:value-type="float" office:value="0.5" calcext:value-type="float">
            <text:p>0.5</text:p>
          </table:table-cell>
          <table:table-cell table:style-name="ce7" office:value-type="float" office:value="0.6" calcext:value-type="float">
            <text:p>0.6</text:p>
          </table:table-cell>
          <table:table-cell/>
          <table:table-cell table:style-name="ce13" office:value-type="float" office:value="-0.9" calcext:value-type="float">
            <text:p>-0.9</text:p>
          </table:table-cell>
          <table:table-cell table:style-name="ce30" office:value-type="float" office:value="-0.4" calcext:value-type="float">
            <text:p>-0.4</text:p>
          </table:table-cell>
          <table:table-cell table:style-name="ce14"/>
          <table:table-cell table:style-name="ce40" office:value-type="float" office:value="0.8" calcext:value-type="float">
            <text:p>0.8</text:p>
          </table:table-cell>
          <table:table-cell table:style-name="Default"/>
          <table:table-cell table:style-name="ce13" office:value-type="float" office:value="0.3" calcext:value-type="float">
            <text:p>0.3</text:p>
          </table:table-cell>
          <table:table-cell table:style-name="ce45" office:value-type="float" office:value="0.9" calcext:value-type="float">
            <text:p>0.9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6" table:number-matrix-columns-spanned="3" table:number-matrix-rows-spanned="1" table:formula="of:=TRANSPOSE(TANH(MMULT([.$D$6:.$E$8];TRANSPOSE([.$A8:.$B8]))+[.$G$6:.$G$8]))" office:value-type="float" office:value="0.187746205868285" calcext:value-type="float">
            <text:p>0.187746</text:p>
          </table:table-cell>
          <table:table-cell table:style-name="ce56" office:value-type="float" office:value="-0.500520211190235" calcext:value-type="float">
            <text:p>-0.500520</text:p>
          </table:table-cell>
          <table:table-cell table:style-name="ce8" office:value-type="float" office:value="0.10955847021443" calcext:value-type="float">
            <text:p>0.109558</text:p>
          </table:table-cell>
          <table:table-cell table:style-name="ce56" table:number-matrix-columns-spanned="3" table:number-matrix-rows-spanned="1" table:formula="of:=TRANSPOSE(TANH(MMULT([.$D$12:.$E$14];TRANSPOSE([.$A8:.$B8]))+[.$G$12:.$G$14]+MMULT([.$I$12:.$K$14];TRANSPOSE([.P9:.R9]))))" office:value-type="float" office:value="-0.00527709245640592" calcext:value-type="float">
            <text:p>-0.005277</text:p>
          </table:table-cell>
          <table:table-cell table:style-name="ce56" office:value-type="float" office:value="-0.0843063230119496" calcext:value-type="float">
            <text:p>-0.084306</text:p>
          </table:table-cell>
          <table:table-cell table:style-name="ce8" office:value-type="float" office:value="-0.628765681277508" calcext:value-type="float">
            <text:p>-0.628766</text:p>
          </table:table-cell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style-name="ce7" office:value-type="float" office:value="-0.4" calcext:value-type="float">
            <text:p>-0.4</text:p>
          </table:table-cell>
          <table:table-cell/>
          <table:table-cell table:style-name="ce14" table:number-columns-repeated="4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6" table:number-matrix-columns-spanned="3" table:number-matrix-rows-spanned="1" table:formula="of:=TRANSPOSE(TANH(MMULT([.$D$6:.$E$8];TRANSPOSE([.$A9:.$B9]))+[.$G$6:.$G$8]+MMULT([.$I$6:.$K$8];TRANSPOSE([.M8:.O8]))))" office:value-type="float" office:value="-0.704647888669852" calcext:value-type="float">
            <text:p>-0.704648</text:p>
          </table:table-cell>
          <table:table-cell table:style-name="ce56" office:value-type="float" office:value="0.200908471346611" calcext:value-type="float">
            <text:p>0.200908</text:p>
          </table:table-cell>
          <table:table-cell table:style-name="ce8" office:value-type="float" office:value="-0.0640564990209004" calcext:value-type="float">
            <text:p>-0.064056</text:p>
          </table:table-cell>
          <table:table-cell table:style-name="ce56" table:number-matrix-columns-spanned="3" table:number-matrix-rows-spanned="1" table:formula="of:=TRANSPOSE(TANH(MMULT([.$D$12:.$E$14];TRANSPOSE([.$A9:.$B9]))+[.$G$12:.$G$14]+MMULT([.$I$12:.$K$14];TRANSPOSE([.P10:.R10]))))" office:value-type="float" office:value="-0.329083778008009" calcext:value-type="float">
            <text:p>-0.329084</text:p>
          </table:table-cell>
          <table:table-cell table:style-name="ce56" office:value-type="float" office:value="-0.237600667832081" calcext:value-type="float">
            <text:p>-0.237601</text:p>
          </table:table-cell>
          <table:table-cell table:style-name="ce8" office:value-type="float" office:value="-0.449676327944772" calcext:value-type="float">
            <text:p>-0.449676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7" office:value-type="float" office:value="-0.7" calcext:value-type="float">
            <text:p>-0.7</text:p>
          </table:table-cell>
          <table:table-cell/>
          <table:table-cell table:style-name="ce9" office:value-type="string" calcext:value-type="string" table:number-columns-spanned="8" table:number-rows-spanned="1">
            <text:p>Right-to-Left</text:p>
          </table:table-cell>
          <table:covered-table-cell table:number-columns-repeated="3" table:style-name="ce14"/>
          <table:covered-table-cell table:style-name="Default"/>
          <table:covered-table-cell table:style-name="ce1"/>
          <table:covered-table-cell table:style-name="Default"/>
          <table:covered-table-cell/>
          <table:table-cell/>
          <table:table-cell table:style-name="ce6" table:number-matrix-columns-spanned="3" table:number-matrix-rows-spanned="1" table:formula="of:=TRANSPOSE(TANH(MMULT([.$D$6:.$E$8];TRANSPOSE([.$A10:.$B10]))+[.$G$6:.$G$8]+MMULT([.$I$6:.$K$8];TRANSPOSE([.M9:.O9]))))" office:value-type="float" office:value="0.25652128982902" calcext:value-type="float">
            <text:p>0.256521</text:p>
          </table:table-cell>
          <table:table-cell table:style-name="ce56" office:value-type="float" office:value="0.725227382766902" calcext:value-type="float">
            <text:p>0.725227</text:p>
          </table:table-cell>
          <table:table-cell table:style-name="ce8" office:value-type="float" office:value="0.78158203125972" calcext:value-type="float">
            <text:p>0.781582</text:p>
          </table:table-cell>
          <table:table-cell table:style-name="ce56" table:number-matrix-columns-spanned="3" table:number-matrix-rows-spanned="1" table:formula="of:=TRANSPOSE(TANH(MMULT([.$D$12:.$E$14];TRANSPOSE([.$A10:.$B10]))+[.$G$12:.$G$14]))" office:value-type="float" office:value="0.129272583606058" calcext:value-type="float">
            <text:p>0.129273</text:p>
          </table:table-cell>
          <table:table-cell table:style-name="ce56" office:value-type="float" office:value="-0.716297870199024" calcext:value-type="float">
            <text:p>-0.716298</text:p>
          </table:table-cell>
          <table:table-cell table:style-name="ce8" office:value-type="float" office:value="-0.263624835472203" calcext:value-type="float">
            <text:p>-0.263625</text:p>
          </table:table-cell>
        </table:table-row>
        <table:table-row table:style-name="ro2">
          <table:table-cell table:number-columns-repeated="3"/>
          <table:table-cell table:style-name="ce10" office:value-type="string" calcext:value-type="string" table:number-columns-spanned="2" table:number-rows-spanned="1">
            <text:p>W</text:p>
          </table:table-cell>
          <table:covered-table-cell table:style-name="ce10"/>
          <table:table-cell table:style-name="ce10"/>
          <table:table-cell table:style-name="ce37" office:value-type="string" calcext:value-type="string">
            <text:p>B</text:p>
          </table:table-cell>
          <table:table-cell table:style-name="ce37"/>
          <table:table-cell table:style-name="ce10" office:value-type="string" calcext:value-type="string" table:number-columns-spanned="3" table:number-rows-spanned="1">
            <text:p>W<text:span text:style-name="T4">rec</text:span></text:p>
          </table:table-cell>
          <table:covered-table-cell table:style-name="Default"/>
          <table:covered-table-cell/>
          <table:table-cell table:number-columns-repeated="7"/>
        </table:table-row>
        <table:table-row table:style-name="ro1">
          <table:table-cell table:number-columns-repeated="3"/>
          <table:table-cell table:style-name="ce15" office:value-type="float" office:value="0.3" calcext:value-type="float">
            <text:p>0.3</text:p>
          </table:table-cell>
          <table:table-cell table:style-name="ce31" office:value-type="float" office:value="0.1" calcext:value-type="float">
            <text:p>0.1</text:p>
          </table:table-cell>
          <table:table-cell table:style-name="Default"/>
          <table:table-cell table:style-name="ce38" office:value-type="float" office:value="0.2" calcext:value-type="float">
            <text:p>0.2</text:p>
          </table:table-cell>
          <table:table-cell table:style-name="Default"/>
          <table:table-cell table:style-name="ce15" office:value-type="float" office:value="-0.2" calcext:value-type="float">
            <text:p>-0.2</text:p>
          </table:table-cell>
          <table:table-cell table:style-name="ce44" office:value-type="float" office:value="0.7" calcext:value-type="float">
            <text:p>0.7</text:p>
          </table:table-cell>
          <table:table-cell table:style-name="ce31"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6" office:value-type="float" office:value="0.6" calcext:value-type="float">
            <text:p>0.6</text:p>
          </table:table-cell>
          <table:table-cell table:style-name="ce32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-0.9" calcext:value-type="float">
            <text:p>-0.9</text:p>
          </table:table-cell>
          <table:table-cell table:style-name="Default"/>
          <table:table-cell table:style-name="ce16" office:value-type="float" office:value="-0.2" calcext:value-type="float">
            <text:p>-0.2</text:p>
          </table:table-cell>
          <table:table-cell table:style-name="ce1" office:value-type="float" office:value="0" calcext:value-type="float">
            <text:p>0</text:p>
          </table:table-cell>
          <table:table-cell table:style-name="ce32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3" office:value-type="float" office:value="-0.7" calcext:value-type="float">
            <text:p>-0.7</text:p>
          </table:table-cell>
          <table:table-cell table:style-name="ce30" office:value-type="float" office:value="0.1" calcext:value-type="float">
            <text:p>0.1</text:p>
          </table:table-cell>
          <table:table-cell table:style-name="Default"/>
          <table:table-cell table:style-name="ce40" office:value-type="float" office:value="-0.2" calcext:value-type="float">
            <text:p>-0.2</text:p>
          </table:table-cell>
          <table:table-cell table:style-name="Default"/>
          <table:table-cell table:style-name="ce13" office:value-type="float" office:value="0.5" calcext:value-type="float">
            <text:p>0.5</text:p>
          </table:table-cell>
          <table:table-cell table:style-name="ce45" office:value-type="float" office:value="-0.4" calcext:value-type="float">
            <text:p>-0.4</text:p>
          </table:table-cell>
          <table:table-cell table:style-name="ce30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5" office:value-type="string" calcext:value-type="string" table:number-columns-spanned="18" table:number-rows-spanned="1">
            <text:p>BACKWARD</text:p>
          </table:table-cell>
          <table:covered-table-cell table:number-columns-repeated="2"/>
          <table:covered-table-cell table:number-columns-repeated="5" table:style-name="Default"/>
          <table:covered-table-cell table:style-name="ce1"/>
          <table:covered-table-cell table:style-name="Default"/>
          <table:covered-table-cell table:number-columns-repeated="8"/>
        </table:table-row>
        <table:table-row table:style-name="ro1">
          <table:table-cell table:number-columns-repeated="3"/>
          <table:table-cell table:style-name="Default" table:number-columns-repeated="5"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8" table:number-rows-spanned="1">
            <text:p>Left-to-Right</text:p>
          </table:table-cell>
          <table:covered-table-cell table:number-columns-repeated="6" table:style-name="Default"/>
          <table:covered-table-cell/>
          <table:table-cell table:number-columns-repeated="7"/>
        </table:table-row>
        <table:table-row table:style-name="ro2">
          <table:table-cell table:number-columns-repeated="2"/>
          <table:table-cell table:style-name="ce1"/>
          <table:table-cell table:style-name="ce17" office:value-type="string" calcext:value-type="string" table:number-columns-spanned="2" table:number-rows-spanned="1">
            <text:p><text:span text:style-name="T2">ΔW</text:span><text:span text:style-name="T3">1</text:span></text:p>
          </table:table-cell>
          <table:covered-table-cell table:style-name="ce10"/>
          <table:table-cell table:style-name="ce10"/>
          <table:table-cell table:style-name="ce37" office:value-type="string" calcext:value-type="string">
            <text:p><text:span text:style-name="T1">Δ</text:span>B<text:span text:style-name="T4">1</text:span></text:p>
          </table:table-cell>
          <table:table-cell table:style-name="ce37"/>
          <table:table-cell table:style-name="ce10" office:value-type="string" calcext:value-type="string" table:number-columns-spanned="3" table:number-rows-spanned="1">
            <text:p><text:span text:style-name="T1">Δ</text:span>w<text:span text:style-name="T4">rec,1</text:span></text:p>
          </table:table-cell>
          <table:covered-table-cell table:style-name="Default"/>
          <table:covered-table-cell/>
          <table:table-cell table:number-columns-repeated="7"/>
        </table:table-row>
        <table:table-row table:style-name="ro1">
          <table:table-cell table:number-columns-repeated="3"/>
          <table:table-cell table:style-name="ce18" table:number-matrix-columns-spanned="2" table:number-matrix-rows-spanned="3" table:formula="of:=MMULT(TRANSPOSE([.M32:.O32]);[.A8:.B8])" office:value-type="float" office:value="-0.218602863472774" calcext:value-type="float">
            <text:p>-0.218603</text:p>
          </table:table-cell>
          <table:table-cell office:value-type="float" office:value="-0.262323436167329" calcext:value-type="float">
            <text:p>-0.262323</text:p>
          </table:table-cell>
          <table:table-cell/>
          <table:table-cell table:number-matrix-columns-spanned="1" table:number-matrix-rows-spanned="3" table:formula="of:=TRANSPOSE([.M32:.O32])" office:value-type="float" office:value="-0.437205726945548" calcext:value-type="float">
            <text:p>-0.437206</text:p>
          </table:table-cell>
          <table:table-cell/>
          <table:table-cell table:style-name="ce18" office:value-type="float" office:value="0" calcext:value-type="float">
            <text:p>0.000000</text:p>
          </table:table-cell>
          <table:table-cell table:style-name="ce46" office:value-type="float" office:value="0" calcext:value-type="float">
            <text:p>0.000000</text:p>
          </table:table-cell>
          <table:table-cell table:style-name="ce33" office:value-type="float" office:value="0" calcext:value-type="float">
            <text:p>0.000000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 table:number-columns-spanned="2" table:number-rows-spanned="1">
            <text:p><text:span text:style-name="T1">Δ </text:span>Input sequence</text:p>
          </table:table-cell>
          <table:covered-table-cell/>
          <table:table-cell/>
          <table:table-cell office:value-type="float" office:value="0.177312432629835" calcext:value-type="float">
            <text:p>0.177312</text:p>
          </table:table-cell>
          <table:table-cell table:style-name="ce34" office:value-type="float" office:value="0.212774919155802" calcext:value-type="float">
            <text:p>0.212775</text:p>
          </table:table-cell>
          <table:table-cell/>
          <table:table-cell table:style-name="ce42" office:value-type="float" office:value="0.354624865259671" calcext:value-type="float">
            <text:p>0.354625</text:p>
          </table:table-cell>
          <table:table-cell/>
          <table:table-cell table:number-columns-repeated="2" office:value-type="float" office:value="0" calcext:value-type="float">
            <text:p>0.000000</text:p>
          </table:table-cell>
          <table:table-cell table:style-name="ce34" office:value-type="float" office:value="0" calcext:value-type="float">
            <text:p>0.000000</text:p>
          </table:table-cell>
          <table:table-cell/>
          <table:table-cell table:style-name="ce49" office:value-type="string" calcext:value-type="string" table:number-columns-spanned="3" table:number-rows-spanned="1">
            <text:p><text:span text:style-name="T1">Δ </text:span>L2R sequence &lt;- output</text:p>
          </table:table-cell>
          <table:covered-table-cell table:number-columns-repeated="2" table:style-name="ce57"/>
          <table:table-cell table:style-name="ce49" office:value-type="string" calcext:value-type="string" table:number-columns-spanned="3" table:number-rows-spanned="1">
            <text:p><text:span text:style-name="T1">Δ </text:span>R2L sequence &lt;- output</text:p>
          </table:table-cell>
          <table:covered-table-cell table:number-columns-repeated="2" table:style-name="ce57"/>
        </table:table-row>
        <table:table-row table:style-name="ro1">
          <table:table-cell table:style-name="ce6" table:number-matrix-columns-spanned="2" table:number-matrix-rows-spanned="1" table:formula="of:=MMULT([.M32:.O32];[.$D$6:.$E$8])+MMULT([.P32:.R32];[.$D$12:.$E$14])" office:value-type="float" office:value="1.0314724101955" calcext:value-type="float">
            <text:p>1.031472</text:p>
          </table:table-cell>
          <table:table-cell table:style-name="ce8" office:value-type="float" office:value="-0.627912698165809" calcext:value-type="float">
            <text:p>-0.627913</text:p>
          </table:table-cell>
          <table:table-cell/>
          <table:table-cell table:style-name="ce20" office:value-type="float" office:value="0.142772849372277" calcext:value-type="float">
            <text:p>0.142773</text:p>
          </table:table-cell>
          <table:table-cell table:style-name="ce35" office:value-type="float" office:value="0.171327419246733" calcext:value-type="float">
            <text:p>0.171327</text:p>
          </table:table-cell>
          <table:table-cell/>
          <table:table-cell table:style-name="ce43" office:value-type="float" office:value="0.285545698744554" calcext:value-type="float">
            <text:p>0.285546</text:p>
          </table:table-cell>
          <table:table-cell/>
          <table:table-cell table:style-name="ce20" office:value-type="float" office:value="0" calcext:value-type="float">
            <text:p>0.000000</text:p>
          </table:table-cell>
          <table:table-cell table:style-name="ce47" office:value-type="float" office:value="0" calcext:value-type="float">
            <text:p>0.000000</text:p>
          </table:table-cell>
          <table:table-cell table:style-name="ce35" office:value-type="float" office:value="0" calcext:value-type="float">
            <text:p>0.000000</text:p>
          </table:table-cell>
          <table:table-cell/>
          <table:table-cell table:style-name="ce50" office:value-type="float" office:value="-0.4" calcext:value-type="float">
            <text:p>-0.4</text:p>
          </table:table-cell>
          <table:table-cell table:style-name="ce58" office:value-type="float" office:value="-0.8" calcext:value-type="float">
            <text:p>-0.8</text:p>
          </table:table-cell>
          <table:table-cell table:style-name="ce61" office:value-type="float" office:value="0.1" calcext:value-type="float">
            <text:p>0.1</text:p>
          </table:table-cell>
          <table:table-cell table:style-name="ce58" office:value-type="float" office:value="0.4" calcext:value-type="float">
            <text:p>0.4</text:p>
          </table:table-cell>
          <table:table-cell table:style-name="ce58" office:value-type="float" office:value="0.6" calcext:value-type="float">
            <text:p>0.6</text:p>
          </table:table-cell>
          <table:table-cell table:style-name="ce61" office:value-type="float" office:value="-0.4" calcext:value-type="float">
            <text:p>-0.4</text:p>
          </table:table-cell>
        </table:table-row>
        <table:table-row table:style-name="ro1">
          <table:table-cell table:style-name="ce6" table:number-matrix-columns-spanned="2" table:number-matrix-rows-spanned="1" table:formula="of:=MMULT([.M33:.O33];[.$D$6:.$E$8])+MMULT([.P33:.R33];[.$D$12:.$E$14])" office:value-type="float" office:value="-0.539497198693399" calcext:value-type="float">
            <text:p>-0.539497</text:p>
          </table:table-cell>
          <table:table-cell table:style-name="ce8" office:value-type="float" office:value="-0.629166726518831" calcext:value-type="float">
            <text:p>-0.629167</text:p>
          </table:table-cell>
          <table:table-cell/>
          <table:table-cell table:style-name="ce21" table:number-columns-repeated="2"/>
          <table:table-cell/>
          <table:table-cell table:style-name="ce21"/>
          <table:table-cell/>
          <table:table-cell table:style-name="ce21"/>
          <table:table-cell/>
          <table:table-cell table:style-name="ce24"/>
          <table:table-cell/>
          <table:table-cell table:style-name="ce50" office:value-type="float" office:value="0.6" calcext:value-type="float">
            <text:p>0.6</text:p>
          </table:table-cell>
          <table:table-cell table:style-name="ce58" office:value-type="float" office:value="0.6" calcext:value-type="float">
            <text:p>0.6</text:p>
          </table:table-cell>
          <table:table-cell table:style-name="ce61" office:value-type="float" office:value="0.7" calcext:value-type="float">
            <text:p>0.7</text:p>
          </table:table-cell>
          <table:table-cell table:style-name="ce58" office:value-type="float" office:value="0.7" calcext:value-type="float">
            <text:p>0.7</text:p>
          </table:table-cell>
          <table:table-cell table:style-name="ce58" office:value-type="float" office:value="-0.6" calcext:value-type="float">
            <text:p>-0.6</text:p>
          </table:table-cell>
          <table:table-cell table:style-name="ce61" office:value-type="float" office:value="0.3" calcext:value-type="float">
            <text:p>0.3</text:p>
          </table:table-cell>
        </table:table-row>
        <table:table-row table:style-name="ro4">
          <table:table-cell table:style-name="ce6" table:number-matrix-columns-spanned="2" table:number-matrix-rows-spanned="1" table:formula="of:=MMULT([.M34:.O34];[.$D$6:.$E$8])+MMULT([.P34:.R34];[.$D$12:.$E$14])" office:value-type="float" office:value="0.0130968310075573" calcext:value-type="float">
            <text:p>0.013097</text:p>
          </table:table-cell>
          <table:table-cell table:style-name="ce8" office:value-type="float" office:value="-0.099320262683112" calcext:value-type="float">
            <text:p>-0.099320</text:p>
          </table:table-cell>
          <table:table-cell/>
          <table:table-cell table:style-name="ce22" office:value-type="string" calcext:value-type="string" table:number-columns-spanned="2" table:number-rows-spanned="1">
            <text:p><text:span text:style-name="T2">ΔW</text:span><text:span text:style-name="T3">2</text:span></text:p>
          </table:table-cell>
          <table:covered-table-cell table:style-name="ce25"/>
          <table:table-cell table:style-name="ce25"/>
          <table:table-cell table:style-name="ce25" office:value-type="string" calcext:value-type="string">
            <text:p><text:span text:style-name="T1">Δ</text:span>B<text:span text:style-name="T4">2</text:span></text:p>
          </table:table-cell>
          <table:table-cell table:style-name="ce25"/>
          <table:table-cell table:style-name="ce25" office:value-type="string" calcext:value-type="string" table:number-columns-spanned="3" table:number-rows-spanned="1">
            <text:p><text:span text:style-name="T1">Δ</text:span>w<text:span text:style-name="T4">rec,2</text:span></text:p>
          </table:table-cell>
          <table:covered-table-cell/>
          <table:covered-table-cell table:style-name="ce24"/>
          <table:table-cell/>
          <table:table-cell table:style-name="ce50" office:value-type="float" office:value="-0.1" calcext:value-type="float">
            <text:p>-0.1</text:p>
          </table:table-cell>
          <table:table-cell table:style-name="ce58" office:value-type="float" office:value="-0.1" calcext:value-type="float">
            <text:p>-0.1</text:p>
          </table:table-cell>
          <table:table-cell table:style-name="ce61" office:value-type="float" office:value="0.1" calcext:value-type="float">
            <text:p>0.1</text:p>
          </table:table-cell>
          <table:table-cell table:style-name="ce58" office:value-type="float" office:value="-0.8" calcext:value-type="float">
            <text:p>-0.8</text:p>
          </table:table-cell>
          <table:table-cell table:style-name="ce58" office:value-type="float" office:value="0.4" calcext:value-type="float">
            <text:p>0.4</text:p>
          </table:table-cell>
          <table:table-cell table:style-name="ce61" office:value-type="float" office:value="-0.5" calcext:value-type="float">
            <text:p>-0.5</text:p>
          </table:table-cell>
        </table:table-row>
        <table:table-row table:style-name="ro1">
          <table:table-cell table:number-columns-repeated="3"/>
          <table:table-cell table:style-name="ce23" table:number-matrix-columns-spanned="2" table:number-matrix-rows-spanned="3" table:formula="of:=MMULT(TRANSPOSE([.M33:.O33]);[.A9:.B9])" office:value-type="float" office:value="0.222303870244946" calcext:value-type="float">
            <text:p>0.222304</text:p>
          </table:table-cell>
          <table:table-cell office:value-type="float" office:value="-0.127030782997112" calcext:value-type="float">
            <text:p>-0.127031</text:p>
          </table:table-cell>
          <table:table-cell/>
          <table:table-cell table:number-matrix-columns-spanned="1" table:number-matrix-rows-spanned="3" table:formula="of:=TRANSPOSE([.M33:.O33])" office:value-type="float" office:value="0.317576957492779" calcext:value-type="float">
            <text:p>0.317577</text:p>
          </table:table-cell>
          <table:table-cell/>
          <table:table-cell table:style-name="ce18" table:number-matrix-columns-spanned="3" table:number-matrix-rows-spanned="3" table:formula="of:=MMULT(TRANSPOSE([.M33:.O33]);[.M8:.O8])" office:value-type="float" office:value="0.0596238688404631" calcext:value-type="float">
            <text:p>0.059624</text:p>
          </table:table-cell>
          <table:table-cell table:style-name="ce46" office:value-type="float" office:value="-0.158953685833438" calcext:value-type="float">
            <text:p>-0.158954</text:p>
          </table:table-cell>
          <table:table-cell table:style-name="ce33" office:value-type="float" office:value="0.0347932456382618" calcext:value-type="float">
            <text:p>0.034793</text:p>
          </table:table-cell>
          <table:table-cell/>
          <table:table-cell table:style-name="ce51" table:number-columns-repeated="6"/>
        </table:table-row>
        <table:table-row table:style-name="ro1">
          <table:table-cell table:number-columns-repeated="3"/>
          <table:table-cell office:value-type="float" office:value="0.347803238529851" calcext:value-type="float">
            <text:p>0.347803</text:p>
          </table:table-cell>
          <table:table-cell table:style-name="ce34" office:value-type="float" office:value="-0.198744707731344" calcext:value-type="float">
            <text:p>-0.198745</text:p>
          </table:table-cell>
          <table:table-cell/>
          <table:table-cell table:style-name="ce42" office:value-type="float" office:value="0.496861769328359" calcext:value-type="float">
            <text:p>0.496862</text:p>
          </table:table-cell>
          <table:table-cell/>
          <table:table-cell office:value-type="float" office:value="0.0932839120324027" calcext:value-type="float">
            <text:p>0.093284</text:p>
          </table:table-cell>
          <table:table-cell office:value-type="float" office:value="-0.248689357716584" calcext:value-type="float">
            <text:p>-0.248689</text:p>
          </table:table-cell>
          <table:table-cell table:style-name="ce34" office:value-type="float" office:value="0.0544354153556498" calcext:value-type="float">
            <text:p>0.054435</text:p>
          </table:table-cell>
          <table:table-cell/>
          <table:table-cell table:style-name="ce52" office:value-type="string" calcext:value-type="string" table:number-columns-spanned="3" table:number-rows-spanned="1">
            <text:p><text:span text:style-name="T1">Δ </text:span>L2R sequence &lt;- rec</text:p>
          </table:table-cell>
          <table:covered-table-cell table:number-columns-repeated="2" table:style-name="ce51"/>
          <table:table-cell table:style-name="ce52" office:value-type="string" calcext:value-type="string" table:number-columns-spanned="3" table:number-rows-spanned="1">
            <text:p><text:span text:style-name="T1">Δ </text:span>R2L sequence &lt;- rec</text:p>
          </table:table-cell>
          <table:covered-table-cell table:number-columns-repeated="2" table:style-name="ce51"/>
        </table:table-row>
        <table:table-row table:style-name="ro1">
          <table:table-cell table:number-columns-repeated="3"/>
          <table:table-cell table:style-name="ce20" office:value-type="float" office:value="0.497419234684339" calcext:value-type="float">
            <text:p>0.497419</text:p>
          </table:table-cell>
          <table:table-cell table:style-name="ce35" office:value-type="float" office:value="-0.284239562676765" calcext:value-type="float">
            <text:p>-0.284240</text:p>
          </table:table-cell>
          <table:table-cell/>
          <table:table-cell table:style-name="ce43" office:value-type="float" office:value="0.710598906691913" calcext:value-type="float">
            <text:p>0.710599</text:p>
          </table:table-cell>
          <table:table-cell/>
          <table:table-cell table:style-name="ce20" office:value-type="float" office:value="0.133412248625558" calcext:value-type="float">
            <text:p>0.133412</text:p>
          </table:table-cell>
          <table:table-cell table:style-name="ce47" office:value-type="float" office:value="-0.355669114848987" calcext:value-type="float">
            <text:p>-0.355669</text:p>
          </table:table-cell>
          <table:table-cell table:style-name="ce35" office:value-type="float" office:value="0.0778521291532121" calcext:value-type="float">
            <text:p>0.077852</text:p>
          </table:table-cell>
          <table:table-cell/>
          <table:table-cell table:style-name="ce53" table:number-matrix-columns-spanned="3" table:number-matrix-rows-spanned="1" table:formula="of:=MMULT([.M33:.O33];[.$I$6:.$K$8])" office:value-type="float" office:value="-0.0531796938401637" calcext:value-type="float">
            <text:p>-0.0531796938</text:p>
          </table:table-cell>
          <table:table-cell table:style-name="ce59" office:value-type="float" office:value="1.27316151629607" calcext:value-type="float">
            <text:p>1.2731615163</text:p>
          </table:table-cell>
          <table:table-cell table:style-name="ce62" office:value-type="float" office:value="0.189014759783462" calcext:value-type="float">
            <text:p>0.1890147598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24" table:number-columns-repeated="4"/>
          <table:table-cell/>
          <table:table-cell table:style-name="ce24"/>
          <table:table-cell/>
          <table:table-cell table:style-name="ce24"/>
          <table:table-cell/>
          <table:table-cell table:style-name="ce53" table:number-matrix-columns-spanned="3" table:number-matrix-rows-spanned="1" table:formula="of:=MMULT([.M34:.O34];[.$I$6:.$K$8])" office:value-type="float" office:value="0.0307746321708175" calcext:value-type="float">
            <text:p>0.0307746322</text:p>
          </table:table-cell>
          <table:table-cell table:style-name="ce59" office:value-type="float" office:value="-0.0822392239806822" calcext:value-type="float">
            <text:p>-0.082239224</text:p>
          </table:table-cell>
          <table:table-cell table:style-name="ce62" office:value-type="float" office:value="0.0135266743632679" calcext:value-type="float">
            <text:p>0.0135266744</text:p>
          </table:table-cell>
          <table:table-cell table:style-name="ce64" table:number-matrix-columns-spanned="3" table:number-matrix-rows-spanned="1" table:formula="of:=MMULT([.P32:.R32];[.$I$12:.$K$14])" office:value-type="float" office:value="-0.320075609061167" calcext:value-type="float">
            <text:p>-0.3200756091</text:p>
          </table:table-cell>
          <table:table-cell table:style-name="ce59" office:value-type="float" office:value="0.376736797530279" calcext:value-type="float">
            <text:p>0.3767367975</text:p>
          </table:table-cell>
          <table:table-cell table:style-name="ce62" office:value-type="float" office:value="-0.412487858585086" calcext:value-type="float">
            <text:p>-0.4124878586</text:p>
          </table:table-cell>
        </table:table-row>
        <table:table-row table:style-name="ro2">
          <table:table-cell table:number-columns-repeated="3"/>
          <table:table-cell table:style-name="ce25" office:value-type="string" calcext:value-type="string" table:number-columns-spanned="2" table:number-rows-spanned="1">
            <text:p><text:span text:style-name="T1">Δ</text:span>W<text:span text:style-name="T4">3</text:span></text:p>
          </table:table-cell>
          <table:covered-table-cell table:style-name="ce25"/>
          <table:table-cell table:style-name="ce25"/>
          <table:table-cell table:style-name="ce22" office:value-type="string" calcext:value-type="string">
            <text:p><text:span text:style-name="T2">ΔB</text:span><text:span text:style-name="T3">3</text:span></text:p>
          </table:table-cell>
          <table:table-cell table:style-name="ce25"/>
          <table:table-cell table:style-name="ce25" office:value-type="string" calcext:value-type="string" table:number-columns-spanned="3" table:number-rows-spanned="1">
            <text:p><text:span text:style-name="T1">Δ</text:span>w<text:span text:style-name="T4">rec,3</text:span></text:p>
          </table:table-cell>
          <table:covered-table-cell/>
          <table:covered-table-cell table:style-name="ce24"/>
          <table:table-cell/>
          <table:table-cell table:style-name="ce5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table:number-matrix-columns-spanned="3" table:number-matrix-rows-spanned="1" table:formula="of:=MMULT([.P33:.R33];[.$I$12:.$K$14])" office:value-type="float" office:value="-0.0704951046919331" calcext:value-type="float">
            <text:p>-0.0704951047</text:p>
          </table:table-cell>
          <table:table-cell table:style-name="ce59" office:value-type="float" office:value="0.273042763489551" calcext:value-type="float">
            <text:p>0.2730427635</text:p>
          </table:table-cell>
          <table:table-cell table:style-name="ce62" office:value-type="float" office:value="0.411908388900119" calcext:value-type="float">
            <text:p>0.4119083889</text:p>
          </table:table-cell>
        </table:table-row>
        <table:table-row table:style-name="ro1">
          <table:table-cell table:number-columns-repeated="3"/>
          <table:table-cell table:style-name="ce23" table:number-matrix-columns-spanned="2" table:number-matrix-rows-spanned="3" table:formula="of:=MMULT(TRANSPOSE([.M34:.O34]);[.A10:.B10])" office:value-type="float" office:value="0" calcext:value-type="float">
            <text:p>0.000000</text:p>
          </table:table-cell>
          <table:table-cell office:value-type="float" office:value="0.0653937779505119" calcext:value-type="float">
            <text:p>0.065394</text:p>
          </table:table-cell>
          <table:table-cell/>
          <table:table-cell table:number-matrix-columns-spanned="1" table:number-matrix-rows-spanned="3" table:formula="of:=TRANSPOSE([.M34:.O34])" office:value-type="float" office:value="-0.0934196827864456" calcext:value-type="float">
            <text:p>-0.093420</text:p>
          </table:table-cell>
          <table:table-cell/>
          <table:table-cell table:style-name="ce23" table:number-matrix-columns-spanned="3" table:number-matrix-rows-spanned="3" table:formula="of:=MMULT(TRANSPOSE([.M34:.O34]);[.M9:.O9])" office:value-type="float" office:value="0.0658279822356762" calcext:value-type="float">
            <text:p>0.065828</text:p>
          </table:table-cell>
          <table:table-cell table:style-name="ce46" office:value-type="float" office:value="-0.0187688056623101" calcext:value-type="float">
            <text:p>-0.018769</text:p>
          </table:table-cell>
          <table:table-cell table:style-name="ce33" office:value-type="float" office:value="0.00598413781894278" calcext:value-type="float">
            <text:p>0.00598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0" calcext:value-type="float">
            <text:p>0.000000</text:p>
          </table:table-cell>
          <table:table-cell table:style-name="ce34" office:value-type="float" office:value="0.0331831670299549" calcext:value-type="float">
            <text:p>0.033183</text:p>
          </table:table-cell>
          <table:table-cell/>
          <table:table-cell table:style-name="ce42" office:value-type="float" office:value="-0.047404524328507" calcext:value-type="float">
            <text:p>-0.047405</text:p>
          </table:table-cell>
          <table:table-cell/>
          <table:table-cell office:value-type="float" office:value="0.0334034979814811" calcext:value-type="float">
            <text:p>0.033403</text:p>
          </table:table-cell>
          <table:table-cell office:value-type="float" office:value="-0.00952397051775356" calcext:value-type="float">
            <text:p>-0.009524</text:p>
          </table:table-cell>
          <table:table-cell table:style-name="ce34" office:value-type="float" office:value="0.00303656786623526" calcext:value-type="float">
            <text:p>0.003037</text:p>
          </table:table-cell>
          <table:table-cell/>
          <table:table-cell table:style-name="ce52" office:value-type="string" calcext:value-type="string" table:number-columns-spanned="3" table:number-rows-spanned="1">
            <text:p><text:span text:style-name="T1">Δ </text:span>L2R sequence</text:p>
          </table:table-cell>
          <table:covered-table-cell table:number-columns-repeated="2" table:style-name="ce51"/>
          <table:table-cell table:style-name="ce52" office:value-type="string" calcext:value-type="string" table:number-columns-spanned="3" table:number-rows-spanned="1">
            <text:p><text:span text:style-name="T1">Δ </text:span>R2L sequence</text:p>
          </table:table-cell>
          <table:covered-table-cell table:number-columns-repeated="2" table:style-name="ce51"/>
        </table:table-row>
        <table:table-row table:style-name="ro1">
          <table:table-cell table:number-columns-repeated="3"/>
          <table:table-cell table:style-name="ce20" office:value-type="float" office:value="0" calcext:value-type="float">
            <text:p>0.000000</text:p>
          </table:table-cell>
          <table:table-cell table:style-name="ce35" office:value-type="float" office:value="-0.0272390669888351" calcext:value-type="float">
            <text:p>-0.027239</text:p>
          </table:table-cell>
          <table:table-cell/>
          <table:table-cell table:style-name="ce43" office:value-type="float" office:value="0.038912952841193" calcext:value-type="float">
            <text:p>0.038913</text:p>
          </table:table-cell>
          <table:table-cell/>
          <table:table-cell table:style-name="ce20" office:value-type="float" office:value="-0.0274199300614562" calcext:value-type="float">
            <text:p>-0.027420</text:p>
          </table:table-cell>
          <table:table-cell table:style-name="ce47" office:value-type="float" office:value="0.00781794187090685" calcext:value-type="float">
            <text:p>0.007818</text:p>
          </table:table-cell>
          <table:table-cell table:style-name="ce35" office:value-type="float" office:value="-0.00249262752557222" calcext:value-type="float">
            <text:p>-0.002493</text:p>
          </table:table-cell>
          <table:table-cell/>
          <table:table-cell table:style-name="ce54" table:number-matrix-columns-spanned="3" table:number-matrix-rows-spanned="1" table:formula="of:=([.M27:.O27]+[.M22:.O22])*[.M37:.O37]" office:value-type="float" office:value="-0.437205726945548" calcext:value-type="float">
            <text:p>-0.437206</text:p>
          </table:table-cell>
          <table:table-cell table:style-name="ce60" office:value-type="float" office:value="0.354624865259671" calcext:value-type="float">
            <text:p>0.354625</text:p>
          </table:table-cell>
          <table:table-cell table:style-name="ce63" office:value-type="float" office:value="0.285545698744554" calcext:value-type="float">
            <text:p>0.285546</text:p>
          </table:table-cell>
          <table:table-cell table:style-name="ce54" table:number-matrix-columns-spanned="3" table:number-matrix-rows-spanned="1" table:formula="of:=([.P27:.R27]+[.P22:.R22])*[.P37:.R37]" office:value-type="float" office:value="0.399988860918083" calcext:value-type="float">
            <text:p>0.399989</text:p>
          </table:table-cell>
          <table:table-cell table:style-name="ce60" office:value-type="float" office:value="0.595735466340123" calcext:value-type="float">
            <text:p>0.595735</text:p>
          </table:table-cell>
          <table:table-cell table:style-name="ce63" office:value-type="float" office:value="-0.241861487219052" calcext:value-type="float">
            <text:p>-0.241861</text:p>
          </table:table-cell>
        </table:table-row>
        <table:table-row table:style-name="ro1">
          <table:table-cell table:number-columns-repeated="3"/>
          <table:table-cell table:style-name="ce24" table:number-columns-repeated="4"/>
          <table:table-cell/>
          <table:table-cell table:style-name="ce24"/>
          <table:table-cell/>
          <table:table-cell table:style-name="ce24"/>
          <table:table-cell/>
          <table:table-cell table:style-name="ce54" table:number-matrix-columns-spanned="3" table:number-matrix-rows-spanned="1" table:formula="of:=([.M28:.O28]+[.M23:.O23])*[.M38:.O38]" office:value-type="float" office:value="0.317576957492779" calcext:value-type="float">
            <text:p>0.317577</text:p>
          </table:table-cell>
          <table:table-cell table:style-name="ce60" office:value-type="float" office:value="0.496861769328359" calcext:value-type="float">
            <text:p>0.496862</text:p>
          </table:table-cell>
          <table:table-cell table:style-name="ce63" office:value-type="float" office:value="0.710598906691913" calcext:value-type="float">
            <text:p>0.710599</text:p>
          </table:table-cell>
          <table:table-cell table:style-name="ce54" table:number-matrix-columns-spanned="3" table:number-matrix-rows-spanned="1" table:formula="of:=([.P28:.R28]+[.P23:.R23])*[.P38:.R38]" office:value-type="float" office:value="0.338780048587523" calcext:value-type="float">
            <text:p>0.338780</text:p>
          </table:table-cell>
          <table:table-cell table:style-name="ce60" office:value-type="float" office:value="-0.210659084367138" calcext:value-type="float">
            <text:p>-0.210659</text:p>
          </table:table-cell>
          <table:table-cell table:style-name="ce63" office:value-type="float" office:value="-0.0897418236957119" calcext:value-type="float">
            <text:p>-0.089742</text:p>
          </table:table-cell>
        </table:table-row>
        <table:table-row table:style-name="ro4">
          <table:table-cell table:number-columns-repeated="3"/>
          <table:table-cell table:style-name="ce26" office:value-type="string" calcext:value-type="string" table:number-columns-spanned="2" table:number-rows-spanned="1">
            <text:p><text:span text:style-name="T2">ΔW</text:span></text:p>
          </table:table-cell>
          <table:covered-table-cell table:style-name="ce36"/>
          <table:table-cell table:style-name="ce36"/>
          <table:table-cell table:style-name="ce36" office:value-type="string" calcext:value-type="string">
            <text:p><text:span text:style-name="T1">Δ</text:span>B</text:p>
          </table:table-cell>
          <table:table-cell table:style-name="ce36"/>
          <table:table-cell table:style-name="ce36" office:value-type="string" calcext:value-type="string" table:number-columns-spanned="3" table:number-rows-spanned="1">
            <text:p><text:span text:style-name="T1">Δ</text:span>w<text:span text:style-name="T4">rec</text:span></text:p>
          </table:table-cell>
          <table:covered-table-cell table:number-columns-repeated="2" table:style-name="ce48"/>
          <table:table-cell/>
          <table:table-cell table:style-name="ce54" table:number-matrix-columns-spanned="3" table:number-matrix-rows-spanned="1" table:formula="of:=([.M29:.O29]+[.M24:.O24])*[.M39:.O39]" office:value-type="float" office:value="-0.0934196827864456" calcext:value-type="float">
            <text:p>-0.093420</text:p>
          </table:table-cell>
          <table:table-cell table:style-name="ce60" office:value-type="float" office:value="-0.047404524328507" calcext:value-type="float">
            <text:p>-0.047405</text:p>
          </table:table-cell>
          <table:table-cell table:style-name="ce63" office:value-type="float" office:value="0.038912952841193" calcext:value-type="float">
            <text:p>0.038913</text:p>
          </table:table-cell>
          <table:table-cell table:style-name="ce54" table:number-matrix-columns-spanned="3" table:number-matrix-rows-spanned="1" table:formula="of:=([.P29:.R29]+[.P24:.R24])*[.P39:.R39]" office:value-type="float" office:value="-0.855947912040151" calcext:value-type="float">
            <text:p>-0.855948</text:p>
          </table:table-cell>
          <table:table-cell table:style-name="ce60" office:value-type="float" office:value="0.32771620633832" calcext:value-type="float">
            <text:p>0.327716</text:p>
          </table:table-cell>
          <table:table-cell table:style-name="ce63" office:value-type="float" office:value="-0.0819694155654835" calcext:value-type="float">
            <text:p>-0.081969</text:p>
          </table:table-cell>
        </table:table-row>
        <table:table-row table:style-name="ro1">
          <table:table-cell table:number-columns-repeated="3"/>
          <table:table-cell table:style-name="ce18" table:number-matrix-columns-spanned="2" table:number-matrix-rows-spanned="3" table:formula="of:=([.D20:.E22]+[.D25:.E27]+[.D30:.E32])/3" office:value-type="float" office:value="0.00123366892405713" calcext:value-type="float">
            <text:p>0.001234</text:p>
          </table:table-cell>
          <table:table-cell office:value-type="float" office:value="-0.107986813737976" calcext:value-type="float">
            <text:p>-0.107987</text:p>
          </table:table-cell>
          <table:table-cell/>
          <table:table-cell table:number-matrix-columns-spanned="1" table:number-matrix-rows-spanned="3" table:formula="of:=([.G20:.G22]+[.G25:.G27]+[.G30:.G32])/3" office:value-type="float" office:value="-0.0710161507464049" calcext:value-type="float">
            <text:p>-0.071016</text:p>
          </table:table-cell>
          <table:table-cell/>
          <table:table-cell table:style-name="ce18" table:number-matrix-columns-spanned="3" table:number-matrix-rows-spanned="3" table:formula="of:=([.I20:.K22]+[.I25:.K27]+[.I30:.K32])/3" office:value-type="float" office:value="0.0418172836920464" calcext:value-type="float">
            <text:p>0.041817</text:p>
          </table:table-cell>
          <table:table-cell table:style-name="ce46" office:value-type="float" office:value="-0.0592408304985828" calcext:value-type="float">
            <text:p>-0.059241</text:p>
          </table:table-cell>
          <table:table-cell table:style-name="ce33" office:value-type="float" office:value="0.0135924611524015" calcext:value-type="float">
            <text:p>0.01359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175038557053229" calcext:value-type="float">
            <text:p>0.175039</text:p>
          </table:table-cell>
          <table:table-cell table:style-name="ce34" office:value-type="float" office:value="0.0157377928181379" calcext:value-type="float">
            <text:p>0.015738</text:p>
          </table:table-cell>
          <table:table-cell/>
          <table:table-cell table:style-name="ce42" office:value-type="float" office:value="0.268027370086508" calcext:value-type="float">
            <text:p>0.268027</text:p>
          </table:table-cell>
          <table:table-cell/>
          <table:table-cell office:value-type="float" office:value="0.0422291366712946" calcext:value-type="float">
            <text:p>0.042229</text:p>
          </table:table-cell>
          <table:table-cell office:value-type="float" office:value="-0.086071109411446" calcext:value-type="float">
            <text:p>-0.086071</text:p>
          </table:table-cell>
          <table:table-cell table:style-name="ce34" office:value-type="float" office:value="0.0191573277406283" calcext:value-type="float">
            <text:p>0.019157</text:p>
          </table:table-cell>
          <table:table-cell/>
          <table:table-cell table:style-name="ce52" office:value-type="string" calcext:value-type="string" table:number-columns-spanned="3" table:number-rows-spanned="1">
            <text:p><text:span text:style-name="T1">tanh’(</text:span>L2R sequence)</text:p>
          </table:table-cell>
          <table:covered-table-cell table:number-columns-repeated="2" table:style-name="ce51"/>
          <table:table-cell table:style-name="ce65" office:value-type="string" calcext:value-type="string" table:number-columns-spanned="3" table:number-rows-spanned="1">
            <text:p><text:span text:style-name="T2">tanh’(R2L sequence)</text:span></text:p>
          </table:table-cell>
          <table:covered-table-cell table:number-columns-repeated="2" table:style-name="ce51"/>
        </table:table-row>
        <table:table-row table:style-name="ro1">
          <table:table-cell table:number-columns-repeated="3"/>
          <table:table-cell table:style-name="ce20" office:value-type="float" office:value="0.213397361352205" calcext:value-type="float">
            <text:p>0.213397</text:p>
          </table:table-cell>
          <table:table-cell table:style-name="ce35" office:value-type="float" office:value="-0.0467170701396226" calcext:value-type="float">
            <text:p>-0.046717</text:p>
          </table:table-cell>
          <table:table-cell/>
          <table:table-cell table:style-name="ce43" office:value-type="float" office:value="0.345019186092553" calcext:value-type="float">
            <text:p>0.345019</text:p>
          </table:table-cell>
          <table:table-cell/>
          <table:table-cell table:style-name="ce20" office:value-type="float" office:value="0.0353307728547008" calcext:value-type="float">
            <text:p>0.035331</text:p>
          </table:table-cell>
          <table:table-cell table:style-name="ce47" office:value-type="float" office:value="-0.115950390992693" calcext:value-type="float">
            <text:p>-0.115950</text:p>
          </table:table-cell>
          <table:table-cell table:style-name="ce35" office:value-type="float" office:value="0.02511983387588" calcext:value-type="float">
            <text:p>0.025120</text:p>
          </table:table-cell>
          <table:table-cell/>
          <table:table-cell table:style-name="ce55" table:number-matrix-columns-spanned="6" table:number-matrix-rows-spanned="3" table:formula="of:=1-[.M8:.R10]^2" office:value-type="float" office:value="0.964751362182063" calcext:value-type="float">
            <text:p>0.964751</text:p>
          </table:table-cell>
          <table:table-cell table:style-name="ce60" office:value-type="float" office:value="0.749479518190082" calcext:value-type="float">
            <text:p>0.749480</text:p>
          </table:table-cell>
          <table:table-cell table:style-name="ce63" office:value-type="float" office:value="0.987996941604274" calcext:value-type="float">
            <text:p>0.987997</text:p>
          </table:table-cell>
          <table:table-cell table:style-name="ce60" office:value-type="float" office:value="0.999972152295207" calcext:value-type="float">
            <text:p>0.999972</text:p>
          </table:table-cell>
          <table:table-cell table:style-name="ce60" office:value-type="float" office:value="0.992892443900205" calcext:value-type="float">
            <text:p>0.992892</text:p>
          </table:table-cell>
          <table:table-cell table:style-name="ce63" office:value-type="float" office:value="0.604653718047631" calcext:value-type="float">
            <text:p>0.604654</text:p>
          </table:table-cell>
        </table:table-row>
        <table:table-row table:style-name="ro1">
          <table:table-cell table:number-columns-repeated="3"/>
          <table:table-cell table:style-name="ce24" table:number-columns-repeated="4"/>
          <table:table-cell/>
          <table:table-cell table:style-name="ce24"/>
          <table:table-cell/>
          <table:table-cell table:style-name="ce24"/>
          <table:table-cell/>
          <table:table-cell table:style-name="ce55" office:value-type="float" office:value="0.50347135299312" calcext:value-type="float">
            <text:p>0.503471</text:p>
          </table:table-cell>
          <table:table-cell table:style-name="ce60" office:value-type="float" office:value="0.959635786141168" calcext:value-type="float">
            <text:p>0.959636</text:p>
          </table:table-cell>
          <table:table-cell table:style-name="ce63" office:value-type="float" office:value="0.995896764933185" calcext:value-type="float">
            <text:p>0.995897</text:p>
          </table:table-cell>
          <table:table-cell table:style-name="ce60" office:value-type="float" office:value="0.891703867051975" calcext:value-type="float">
            <text:p>0.891704</text:p>
          </table:table-cell>
          <table:table-cell table:style-name="ce60" office:value-type="float" office:value="0.943545922645749" calcext:value-type="float">
            <text:p>0.943546</text:p>
          </table:table-cell>
          <table:table-cell table:style-name="ce63" office:value-type="float" office:value="0.797791200086106" calcext:value-type="float">
            <text:p>0.797791</text:p>
          </table:table-cell>
        </table:table-row>
        <table:table-row table:style-name="ro1">
          <table:table-cell table:number-columns-repeated="3"/>
          <table:table-cell table:style-name="ce21" table:number-columns-repeated="2"/>
          <table:table-cell/>
          <table:table-cell table:style-name="ce21"/>
          <table:table-cell/>
          <table:table-cell table:style-name="ce21"/>
          <table:table-cell/>
          <table:table-cell table:style-name="ce24"/>
          <table:table-cell/>
          <table:table-cell table:style-name="ce55" office:value-type="float" office:value="0.934196827864456" calcext:value-type="float">
            <text:p>0.934197</text:p>
          </table:table-cell>
          <table:table-cell table:style-name="ce60" office:value-type="float" office:value="0.47404524328507" calcext:value-type="float">
            <text:p>0.474045</text:p>
          </table:table-cell>
          <table:table-cell table:style-name="ce63" office:value-type="float" office:value="0.38912952841193" calcext:value-type="float">
            <text:p>0.389130</text:p>
          </table:table-cell>
          <table:table-cell table:style-name="ce60" office:value-type="float" office:value="0.983288599127815" calcext:value-type="float">
            <text:p>0.983289</text:p>
          </table:table-cell>
          <table:table-cell table:style-name="ce60" office:value-type="float" office:value="0.486917361148342" calcext:value-type="float">
            <text:p>0.486917</text:p>
          </table:table-cell>
          <table:table-cell table:style-name="ce63" office:value-type="float" office:value="0.930501946122254" calcext:value-type="float">
            <text:p>0.930502</text:p>
          </table:table-cell>
        </table:table-row>
        <table:table-row table:style-name="ro1">
          <table:table-cell table:number-columns-repeated="3"/>
          <table:table-cell table:style-name="ce27" office:value-type="string" calcext:value-type="string" table:number-columns-spanned="8" table:number-rows-spanned="1">
            <text:p>Right-to-Left</text:p>
          </table:table-cell>
          <table:covered-table-cell table:number-columns-repeated="3" table:style-name="ce24"/>
          <table:covered-table-cell/>
          <table:covered-table-cell table:style-name="ce24"/>
          <table:covered-table-cell/>
          <table:covered-table-cell table:style-name="ce24"/>
          <table:table-cell table:number-columns-repeated="7"/>
        </table:table-row>
        <table:table-row table:style-name="ro2">
          <table:table-cell table:number-columns-repeated="3"/>
          <table:table-cell table:style-name="ce22" office:value-type="string" calcext:value-type="string" table:number-columns-spanned="2" table:number-rows-spanned="1">
            <text:p><text:span text:style-name="T2">ΔW</text:span><text:span text:style-name="T3">1</text:span></text:p>
          </table:table-cell>
          <table:covered-table-cell table:style-name="ce25"/>
          <table:table-cell table:style-name="ce25"/>
          <table:table-cell table:style-name="ce25" office:value-type="string" calcext:value-type="string">
            <text:p><text:span text:style-name="T1">Δ</text:span>B<text:span text:style-name="T4">1</text:span></text:p>
          </table:table-cell>
          <table:table-cell table:style-name="ce25"/>
          <table:table-cell table:style-name="ce25" office:value-type="string" calcext:value-type="string" table:number-columns-spanned="3" table:number-rows-spanned="1">
            <text:p><text:span text:style-name="T1">Δ</text:span>w<text:span text:style-name="T4">rec,1</text:span></text:p>
          </table:table-cell>
          <table:covered-table-cell/>
          <table:covered-table-cell table:style-name="ce24"/>
          <table:table-cell table:number-columns-repeated="7"/>
        </table:table-row>
        <table:table-row table:style-name="ro1">
          <table:table-cell table:number-columns-repeated="3"/>
          <table:table-cell table:style-name="ce23" table:number-matrix-columns-spanned="2" table:number-matrix-rows-spanned="3" table:formula="of:=MMULT(TRANSPOSE([.P32:.R32]);[.A8:.B8])" office:value-type="float" office:value="0.199994430459041" calcext:value-type="float">
            <text:p>0.199994</text:p>
          </table:table-cell>
          <table:table-cell office:value-type="float" office:value="0.23999331655085" calcext:value-type="float">
            <text:p>0.239993</text:p>
          </table:table-cell>
          <table:table-cell table:style-name="ce24"/>
          <table:table-cell table:number-matrix-columns-spanned="1" table:number-matrix-rows-spanned="3" table:formula="of:=TRANSPOSE([.P32:.R32])" office:value-type="float" office:value="0.399988860918083" calcext:value-type="float">
            <text:p>0.399989</text:p>
          </table:table-cell>
          <table:table-cell/>
          <table:table-cell table:style-name="ce23" table:number-matrix-columns-spanned="3" table:number-matrix-rows-spanned="3" table:formula="of:=MMULT(TRANSPOSE([.P32:.R32]);[.P9:.R9])" office:value-type="float" office:value="-0.131629845512043" calcext:value-type="float">
            <text:p>-0.131630</text:p>
          </table:table-cell>
          <table:table-cell table:style-name="ce46" office:value-type="float" office:value="-0.0950376204795299" calcext:value-type="float">
            <text:p>-0.095038</text:p>
          </table:table-cell>
          <table:table-cell table:style-name="ce33" office:value-type="float" office:value="-0.179865522196456" calcext:value-type="float">
            <text:p>-0.17986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297867733170061" calcext:value-type="float">
            <text:p>0.297868</text:p>
          </table:table-cell>
          <table:table-cell table:style-name="ce34" office:value-type="float" office:value="0.357441279804074" calcext:value-type="float">
            <text:p>0.357441</text:p>
          </table:table-cell>
          <table:table-cell table:style-name="ce24"/>
          <table:table-cell table:style-name="ce42" office:value-type="float" office:value="0.595735466340123" calcext:value-type="float">
            <text:p>0.595735</text:p>
          </table:table-cell>
          <table:table-cell/>
          <table:table-cell office:value-type="float" office:value="-0.196046877956571" calcext:value-type="float">
            <text:p>-0.196047</text:p>
          </table:table-cell>
          <table:table-cell table:style-name="ce21" office:value-type="float" office:value="-0.14154714465367" calcext:value-type="float">
            <text:p>-0.141547</text:p>
          </table:table-cell>
          <table:table-cell table:style-name="ce34" office:value-type="float" office:value="-0.267888136930293" calcext:value-type="float">
            <text:p>-0.26788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0" office:value-type="float" office:value="-0.120930743609526" calcext:value-type="float">
            <text:p>-0.120931</text:p>
          </table:table-cell>
          <table:table-cell table:style-name="ce35" office:value-type="float" office:value="-0.145116892331431" calcext:value-type="float">
            <text:p>-0.145117</text:p>
          </table:table-cell>
          <table:table-cell table:style-name="ce24"/>
          <table:table-cell table:style-name="ce43" office:value-type="float" office:value="-0.241861487219052" calcext:value-type="float">
            <text:p>-0.241861</text:p>
          </table:table-cell>
          <table:table-cell/>
          <table:table-cell table:style-name="ce20" office:value-type="float" office:value="0.0795926919686816" calcext:value-type="float">
            <text:p>0.079593</text:p>
          </table:table-cell>
          <table:table-cell table:style-name="ce47" office:value-type="float" office:value="0.0574664508861072" calcext:value-type="float">
            <text:p>0.057466</text:p>
          </table:table-cell>
          <table:table-cell table:style-name="ce35" office:value-type="float" office:value="0.108759385443925" calcext:value-type="float">
            <text:p>0.10875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1" table:number-columns-repeated="2"/>
          <table:table-cell/>
          <table:table-cell table:style-name="ce21"/>
          <table:table-cell/>
          <table:table-cell table:style-name="ce21"/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3"/>
          <table:table-cell table:style-name="ce22" office:value-type="string" calcext:value-type="string" table:number-columns-spanned="2" table:number-rows-spanned="1">
            <text:p><text:span text:style-name="T2">ΔW</text:span><text:span text:style-name="T3">2</text:span></text:p>
          </table:table-cell>
          <table:covered-table-cell table:style-name="ce25"/>
          <table:table-cell table:style-name="ce25"/>
          <table:table-cell table:style-name="ce25" office:value-type="string" calcext:value-type="string">
            <text:p><text:span text:style-name="T1">Δ</text:span>B<text:span text:style-name="T4">2</text:span></text:p>
          </table:table-cell>
          <table:table-cell table:style-name="ce25"/>
          <table:table-cell table:style-name="ce25" office:value-type="string" calcext:value-type="string" table:number-columns-spanned="3" table:number-rows-spanned="1">
            <text:p><text:span text:style-name="T1">Δ</text:span>w<text:span text:style-name="T4">rec,2</text:span></text:p>
          </table:table-cell>
          <table:covered-table-cell/>
          <table:covered-table-cell table:style-name="ce24"/>
          <table:table-cell table:number-columns-repeated="7"/>
        </table:table-row>
        <table:table-row table:style-name="ro1">
          <table:table-cell table:number-columns-repeated="3"/>
          <table:table-cell table:style-name="ce23" table:number-matrix-columns-spanned="2" table:number-matrix-rows-spanned="3" table:formula="of:=MMULT(TRANSPOSE([.P33:.R33]);[.A9:.B9])" office:value-type="float" office:value="0.237146034011266" calcext:value-type="float">
            <text:p>0.237146</text:p>
          </table:table-cell>
          <table:table-cell office:value-type="float" office:value="-0.135512019435009" calcext:value-type="float">
            <text:p>-0.135512</text:p>
          </table:table-cell>
          <table:table-cell table:style-name="ce24"/>
          <table:table-cell table:number-matrix-columns-spanned="1" table:number-matrix-rows-spanned="3" table:formula="of:=TRANSPOSE([.P33:.R33])" office:value-type="float" office:value="0.338780048587523" calcext:value-type="float">
            <text:p>0.338780</text:p>
          </table:table-cell>
          <table:table-cell/>
          <table:table-cell table:style-name="ce23" table:number-matrix-columns-spanned="3" table:number-matrix-rows-spanned="3" table:formula="of:=MMULT(TRANSPOSE([.P33:.R33]);[.P10:.R10])" office:value-type="float" office:value="0.0437949721550951" calcext:value-type="float">
            <text:p>0.043795</text:p>
          </table:table-cell>
          <table:table-cell table:style-name="ce46" office:value-type="float" office:value="-0.242667427269165" calcext:value-type="float">
            <text:p>-0.242667</text:p>
          </table:table-cell>
          <table:table-cell table:style-name="ce33" office:value-type="float" office:value="-0.0893108345701509" calcext:value-type="float">
            <text:p>-0.0893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0.147461359056996" calcext:value-type="float">
            <text:p>-0.147461</text:p>
          </table:table-cell>
          <table:table-cell table:style-name="ce34" office:value-type="float" office:value="0.0842636337468551" calcext:value-type="float">
            <text:p>0.084264</text:p>
          </table:table-cell>
          <table:table-cell table:style-name="ce24"/>
          <table:table-cell table:style-name="ce42" office:value-type="float" office:value="-0.210659084367138" calcext:value-type="float">
            <text:p>-0.210659</text:p>
          </table:table-cell>
          <table:table-cell/>
          <table:table-cell office:value-type="float" office:value="-0.0272324440962265" calcext:value-type="float">
            <text:p>-0.027232</text:p>
          </table:table-cell>
          <table:table-cell table:style-name="ce21" office:value-type="float" office:value="0.150894653470257" calcext:value-type="float">
            <text:p>0.150895</text:p>
          </table:table-cell>
          <table:table-cell table:style-name="ce34" office:value-type="float" office:value="0.0555349664570117" calcext:value-type="float">
            <text:p>0.05553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0" office:value-type="float" office:value="-0.0628192765869983" calcext:value-type="float">
            <text:p>-0.062819</text:p>
          </table:table-cell>
          <table:table-cell table:style-name="ce35" office:value-type="float" office:value="0.0358967294782848" calcext:value-type="float">
            <text:p>0.035897</text:p>
          </table:table-cell>
          <table:table-cell table:style-name="ce24"/>
          <table:table-cell table:style-name="ce43" office:value-type="float" office:value="-0.0897418236957119" calcext:value-type="float">
            <text:p>-0.089742</text:p>
          </table:table-cell>
          <table:table-cell/>
          <table:table-cell table:style-name="ce20" office:value-type="float" office:value="-0.0116011574066641" calcext:value-type="float">
            <text:p>-0.011601</text:p>
          </table:table-cell>
          <table:table-cell table:style-name="ce47" office:value-type="float" office:value="0.0642818771810148" calcext:value-type="float">
            <text:p>0.064282</text:p>
          </table:table-cell>
          <table:table-cell table:style-name="ce35" office:value-type="float" office:value="0.0236581735067575" calcext:value-type="float">
            <text:p>0.02365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4" table:number-columns-repeated="4"/>
          <table:table-cell/>
          <table:table-cell table:style-name="ce24"/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3"/>
          <table:table-cell table:style-name="ce25" office:value-type="string" calcext:value-type="string" table:number-columns-spanned="2" table:number-rows-spanned="1">
            <text:p><text:span text:style-name="T1">Δ</text:span>W<text:span text:style-name="T4">3</text:span></text:p>
          </table:table-cell>
          <table:covered-table-cell table:style-name="ce25"/>
          <table:table-cell table:style-name="ce25"/>
          <table:table-cell table:style-name="ce22" office:value-type="string" calcext:value-type="string">
            <text:p><text:span text:style-name="T2">ΔB</text:span><text:span text:style-name="T3">3</text:span></text:p>
          </table:table-cell>
          <table:table-cell table:style-name="ce25"/>
          <table:table-cell table:style-name="ce25" office:value-type="string" calcext:value-type="string" table:number-columns-spanned="3" table:number-rows-spanned="1">
            <text:p><text:span text:style-name="T1">Δ</text:span>w<text:span text:style-name="T4">rec,3</text:span></text:p>
          </table:table-cell>
          <table:covered-table-cell/>
          <table:covered-table-cell table:style-name="ce24"/>
          <table:table-cell table:number-columns-repeated="7"/>
        </table:table-row>
        <table:table-row table:style-name="ro1">
          <table:table-cell table:number-columns-repeated="3"/>
          <table:table-cell table:style-name="ce23" table:number-matrix-columns-spanned="2" table:number-matrix-rows-spanned="3" table:formula="of:=MMULT(TRANSPOSE([.P34:.R34]);[.A10:.B10])" office:value-type="float" office:value="0" calcext:value-type="float">
            <text:p>0.000000</text:p>
          </table:table-cell>
          <table:table-cell office:value-type="float" office:value="0.599163538428106" calcext:value-type="float">
            <text:p>0.599164</text:p>
          </table:table-cell>
          <table:table-cell table:style-name="ce24"/>
          <table:table-cell table:number-matrix-columns-spanned="1" table:number-matrix-rows-spanned="3" table:formula="of:=TRANSPOSE([.P34:.R34])" office:value-type="float" office:value="-0.855947912040151" calcext:value-type="float">
            <text:p>-0.855948</text:p>
          </table:table-cell>
          <table:table-cell/>
          <table:table-cell table:style-name="ce18" office:value-type="float" office:value="0" calcext:value-type="float">
            <text:p>0.000000</text:p>
          </table:table-cell>
          <table:table-cell table:style-name="ce46" office:value-type="float" office:value="0" calcext:value-type="float">
            <text:p>0.000000</text:p>
          </table:table-cell>
          <table:table-cell table:style-name="ce33" office:value-type="float" office:value="0" calcext:value-type="float">
            <text:p>0.000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.000000</text:p>
          </table:table-cell>
          <table:table-cell table:style-name="ce34" office:value-type="float" office:value="-0.229401344436824" calcext:value-type="float">
            <text:p>-0.229401</text:p>
          </table:table-cell>
          <table:table-cell table:style-name="ce24"/>
          <table:table-cell table:style-name="ce42" office:value-type="float" office:value="0.32771620633832" calcext:value-type="float">
            <text:p>0.327716</text:p>
          </table:table-cell>
          <table:table-cell/>
          <table:table-cell office:value-type="float" office:value="0" calcext:value-type="float">
            <text:p>0.000000</text:p>
          </table:table-cell>
          <table:table-cell table:style-name="ce21" office:value-type="float" office:value="0" calcext:value-type="float">
            <text:p>0.000000</text:p>
          </table:table-cell>
          <table:table-cell table:style-name="ce34" office:value-type="float" office:value="0" calcext:value-type="float">
            <text:p>0.000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0" office:value-type="float" office:value="0" calcext:value-type="float">
            <text:p>0.000000</text:p>
          </table:table-cell>
          <table:table-cell table:style-name="ce35" office:value-type="float" office:value="0.0573785908958385" calcext:value-type="float">
            <text:p>0.057379</text:p>
          </table:table-cell>
          <table:table-cell table:style-name="ce24"/>
          <table:table-cell table:style-name="ce43" office:value-type="float" office:value="-0.0819694155654835" calcext:value-type="float">
            <text:p>-0.081969</text:p>
          </table:table-cell>
          <table:table-cell/>
          <table:table-cell table:style-name="ce20" office:value-type="float" office:value="0" calcext:value-type="float">
            <text:p>0.000000</text:p>
          </table:table-cell>
          <table:table-cell table:style-name="ce47" office:value-type="float" office:value="0" calcext:value-type="float">
            <text:p>0.000000</text:p>
          </table:table-cell>
          <table:table-cell table:style-name="ce35" office:value-type="float" office:value="0" calcext:value-type="float">
            <text:p>0.000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4" table:number-columns-repeated="4"/>
          <table:table-cell/>
          <table:table-cell table:style-name="ce24"/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3"/>
          <table:table-cell table:style-name="ce26" office:value-type="string" calcext:value-type="string" table:number-columns-spanned="2" table:number-rows-spanned="1">
            <text:p><text:span text:style-name="T2">ΔW</text:span></text:p>
          </table:table-cell>
          <table:covered-table-cell table:style-name="ce36"/>
          <table:table-cell table:style-name="ce36"/>
          <table:table-cell table:style-name="ce36" office:value-type="string" calcext:value-type="string">
            <text:p><text:span text:style-name="T1">Δ</text:span>B</text:p>
          </table:table-cell>
          <table:table-cell table:style-name="ce36"/>
          <table:table-cell table:style-name="ce36" office:value-type="string" calcext:value-type="string" table:number-columns-spanned="3" table:number-rows-spanned="1">
            <text:p><text:span text:style-name="T1">Δ</text:span>w<text:span text:style-name="T4">rec</text:span></text:p>
          </table:table-cell>
          <table:covered-table-cell table:number-columns-repeated="2" table:style-name="ce48"/>
          <table:table-cell table:number-columns-repeated="7"/>
        </table:table-row>
        <table:table-row table:style-name="ro1">
          <table:table-cell table:number-columns-repeated="3"/>
          <table:table-cell table:style-name="ce18" table:number-matrix-columns-spanned="2" table:number-matrix-rows-spanned="3" table:formula="of:=([.D42:.E44]+[.D47:.E49]+[.D52:.E54])/3" office:value-type="float" office:value="0.145713488156769" calcext:value-type="float">
            <text:p>0.145713</text:p>
          </table:table-cell>
          <table:table-cell office:value-type="float" office:value="0.234548278514649" calcext:value-type="float">
            <text:p>0.234548</text:p>
          </table:table-cell>
          <table:table-cell/>
          <table:table-cell table:number-matrix-columns-spanned="1" table:number-matrix-rows-spanned="3" table:formula="of:=([.G42:.G44]+[.G47:.G49]+[.G52:.G54])/3" office:value-type="float" office:value="-0.0390596675115151" calcext:value-type="float">
            <text:p>-0.039060</text:p>
          </table:table-cell>
          <table:table-cell/>
          <table:table-cell table:style-name="ce18" table:number-matrix-columns-spanned="3" table:number-matrix-rows-spanned="3" table:formula="of:=([.I42:.K44]+[.I47:.K49]+[.I52:.K54])/3" office:value-type="float" office:value="-0.0292782911189826" calcext:value-type="float">
            <text:p>-0.029278</text:p>
          </table:table-cell>
          <table:table-cell table:style-name="ce46" office:value-type="float" office:value="-0.112568349249565" calcext:value-type="float">
            <text:p>-0.112568</text:p>
          </table:table-cell>
          <table:table-cell table:style-name="ce33" office:value-type="float" office:value="-0.0897254522555355" calcext:value-type="float">
            <text:p>-0.0897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0501354580376883" calcext:value-type="float">
            <text:p>0.050135</text:p>
          </table:table-cell>
          <table:table-cell table:style-name="ce34" office:value-type="float" office:value="0.0707678563713684" calcext:value-type="float">
            <text:p>0.070768</text:p>
          </table:table-cell>
          <table:table-cell/>
          <table:table-cell table:style-name="ce42" office:value-type="float" office:value="0.237597529437102" calcext:value-type="float">
            <text:p>0.237598</text:p>
          </table:table-cell>
          <table:table-cell/>
          <table:table-cell office:value-type="float" office:value="-0.0744264406842658" calcext:value-type="float">
            <text:p>-0.074426</text:p>
          </table:table-cell>
          <table:table-cell office:value-type="float" office:value="0.00311583627219596" calcext:value-type="float">
            <text:p>0.003116</text:p>
          </table:table-cell>
          <table:table-cell table:style-name="ce34" office:value-type="float" office:value="-0.0707843901577604" calcext:value-type="float">
            <text:p>-0.07078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0" office:value-type="float" office:value="-0.0612500067321748" calcext:value-type="float">
            <text:p>-0.061250</text:p>
          </table:table-cell>
          <table:table-cell table:style-name="ce35" office:value-type="float" office:value="-0.0172805239857694" calcext:value-type="float">
            <text:p>-0.017281</text:p>
          </table:table-cell>
          <table:table-cell/>
          <table:table-cell table:style-name="ce43" office:value-type="float" office:value="-0.137857575493416" calcext:value-type="float">
            <text:p>-0.137858</text:p>
          </table:table-cell>
          <table:table-cell/>
          <table:table-cell table:style-name="ce20" office:value-type="float" office:value="0.0226638448540058" calcext:value-type="float">
            <text:p>0.022664</text:p>
          </table:table-cell>
          <table:table-cell table:style-name="ce47" office:value-type="float" office:value="0.040582776022374" calcext:value-type="float">
            <text:p>0.040583</text:p>
          </table:table-cell>
          <table:table-cell table:style-name="ce35" office:value-type="float" office:value="0.0441391863168941" calcext:value-type="float">
            <text:p>0.04413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2:29:34.733790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4:48:19.854114669</meta:creation-date>
    <meta:generator>LibreOffice/5.1.6.2$Linux_X86_64 LibreOffice_project/10m0$Build-2</meta:generator>
    <dc:date>2017-07-17T12:45:15.473806704</dc:date>
    <meta:editing-duration>PT1H41M30S</meta:editing-duration>
    <meta:editing-cycles>20</meta:editing-cycles>
    <meta:document-statistic meta:table-count="1" meta:cell-count="331" meta:object-count="0"/>
  </office:meta>
</office:document-meta>
</file>